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d3b4" officeooo:paragraph-rsid="000bd3b4"/>
    </style:style>
    <style:style style:name="P2" style:family="paragraph" style:parent-style-name="Text_20_body">
      <style:text-properties officeooo:rsid="0012e68c" officeooo:paragraph-rsid="0012e68c"/>
    </style:style>
    <style:style style:name="P3" style:family="paragraph" style:parent-style-name="Text_20_body">
      <style:text-properties officeooo:paragraph-rsid="0012e68c"/>
    </style:style>
    <style:style style:name="P4"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rsid="000bd3b4" officeooo:paragraph-rsid="000bd3b4"/>
    </style:style>
    <style:style style:name="P5" style:family="paragraph" style:parent-style-name="Title">
      <style:text-properties officeooo:rsid="000bd3b4" officeooo:paragraph-rsid="000bd3b4"/>
    </style:style>
    <style:style style:name="P6" style:family="paragraph" style:parent-style-name="Subtitle">
      <style:text-properties officeooo:rsid="000e7913" officeooo:paragraph-rsid="000e7913"/>
    </style:style>
    <style:style style:name="P7" style:family="paragraph" style:parent-style-name="Text_20_body">
      <style:text-properties officeooo:rsid="0012e68c" officeooo:paragraph-rsid="0012e68c"/>
    </style:style>
    <style:style style:name="P8" style:family="paragraph" style:parent-style-name="Text_20_body">
      <style:text-properties officeooo:paragraph-rsid="0012e68c"/>
    </style:style>
    <style:style style:name="P9" style:family="paragraph" style:parent-style-name="Text_20_body">
      <style:text-properties officeooo:rsid="001497d1" officeooo:paragraph-rsid="001497d1"/>
    </style:style>
    <style:style style:name="P10" style:family="paragraph" style:parent-style-name="Text_20_body">
      <style:text-properties officeooo:paragraph-rsid="001497d1"/>
    </style:style>
    <style:style style:name="P11" style:family="paragraph" style:parent-style-name="Text_20_body">
      <style:paragraph-properties fo:text-align="center" style:justify-single-word="false"/>
      <style:text-properties style:text-underline-style="solid" style:text-underline-width="auto" style:text-underline-color="font-color" fo:font-weight="bold" officeooo:rsid="001497d1" officeooo:paragraph-rsid="001497d1" style:font-weight-asian="bold" style:font-weight-complex="bold"/>
    </style:style>
    <style:style style:name="P12" style:family="paragraph" style:parent-style-name="Heading_20_1">
      <style:text-properties officeooo:rsid="0012e68c" officeooo:paragraph-rsid="0012e68c"/>
    </style:style>
    <style:style style:name="P13" style:family="paragraph" style:parent-style-name="Heading_20_1">
      <style:text-properties officeooo:rsid="001497d1" officeooo:paragraph-rsid="001497d1"/>
    </style:style>
    <style:style style:name="T1" style:family="text">
      <style:text-properties officeooo:rsid="0011a18c"/>
    </style:style>
    <style:style style:name="fr1"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FC <text:span text:style-name="T1">772</text:span></text:p>
      <text:p text:style-name="P1"/>
      <text:p text:style-name="P6"><text:span text:style-name="T1">Mail Transfer</text:span> <text:span text:style-name="T1">P</text:span>rotocol (19<text:span text:style-name="T1">80</text:span>)</text:p>
      <text:p text:style-name="P4"/>
      <text:p text:style-name="P1"/>
      <text:h text:style-name="P12" text:outline-level="1">Introduction</text:h>
      <text:p text:style-name="P3"/>
      <text:p text:style-name="P2">The objective of Mail Transfer Protocol (MTP) is to transfer mail reliably and efficiently. It uses control connection. A control connection is a TCP communication path between the sender and the receiver for exchange of MTP commands. </text:p>
      <text:p text:style-name="P2">The mail is transmitted over the control connection as a stream of octets. The internal structure of mail is considered to be continuous sequence of octets. The internal representation of all data is in ASCII. </text:p>
      <text:p text:style-name="P2">Mail is defined as any ordered set of computer data that conforms to standard set in RFC 773. </text:p>
      <text:p text:style-name="P2">A mailbox is an address which identifies a user to whom mail is to be sent. The standard mailbox naming convention is defined to be <text:a xlink:type="simple" xlink:href="mailto:user@host" text:style-name="Internet_20_link" text:visited-style-name="Visited_20_Internet_20_Link">user@host</text:a>. </text:p>
      <text:p text:style-name="P2">A reply is an acknowledgement sent from the receiver to the sender via the control connection in response to a MTP command. </text:p>
      <text:p text:style-name="P2"/>
      <text:p text:style-name="P2"/>
      <text:p text:style-name="P2"/>
      <text:p text:style-name="P2"/>
      <text:p text:style-name="P2"/>
      <text:p text:style-name="P2"/>
      <text:p text:style-name="P2"/>
      <text:p text:style-name="P2"/>
      <text:p text:style-name="P2"/>
      <text:p text:style-name="P2"/>
      <text:h text:style-name="P12" text:outline-level="1">The mail model </text:h>
      <text:p text:style-name="P3"><draw:frame draw:style-name="fr1" draw:name="Object1" text:anchor-type="paragraph" svg:x="-1.138cm" svg:y="-0.028cm" svg:width="18.576cm" svg:height="12.278cm" draw:z-index="0"><draw:object xlink:href="./Object 1" xlink:type="simple" xlink:show="embed" xlink:actuate="onLoad"/><draw:image xlink:href="./ObjectReplacements/Object 1" xlink:type="simple" xlink:show="embed" xlink:actuate="onLoad"/></draw:frame></text:p>
      <text:p text:style-name="P3"/>
      <text:p text:style-name="P3"><text:soft-page-break/></text:p>
      <text:h text:style-name="P13" text:outline-level="1">The MTP Model</text:h>
      <text:p text:style-name="P10"/>
      <text:p text:style-name="P9">In MTP model, the sender initiates a TCP connection which follows a telnet protocol. At the initiation of the user, standard MTP commands are generated by the sender and transmitted to the receiver. Standard replies are sent from the receiver. </text:p>
      <text:p text:style-name="P9">MAIL command allows a sender to send mail over the control connection. The argument field contains a sender and optional path sequence. If the path sequence is present, it consists of an optional list of hosts and a destination mailbox. </text:p>
      <text:p text:style-name="P9"/>
      <text:p text:style-name="P9">********************************************************************************</text:p>
      <text:p text:style-name="P11"><text:s/>Source routing has now been disallowed</text:p>
      <text:p text:style-name="P9">When the lost of host is present, it is source routing information and indicates that the mail must be forwarded to the first host on the list. As mail is forwarded along the path sequence, each forwarding host must remove itself from the list. When mail reaches its ultimate destination the receiver inserts it into the destination mailbox in accordance with its host mail convention </text:p>
      <text:p text:style-name="P9">********************************************************************************</text:p>
      <text:p text:style-name="P9"/>
      <text:p text:style-name="P9">Mail Recipient (MRCP) command is used to identify individual recipients of the mail. </text:p>
      <text:p text:style-name="P9">HELP command causes the receiver to send helpful information regarding its implementation status over the control connection to the receiver. The command may take an argument and return more specific information as a response. </text:p>
      <text:p text:style-name="P9">QUIT command specifies that the receiver must close the control connection.</text:p>
      <text:p text:style-name="P9">NOOP command specifies no action other than that a receiver send out an OK reply. </text:p>
      <text:p text:style-name="P9">Replies to MTP command are devised to ensure the synchronisation of requests and actions in the process of mail transfer. It gurantees that the sender always knows the state of the receiver. Every command must generate at least one reply, although there may be more than one. </text:p>
      <text:p text:style-name="P9">MTP replies consists of a 3 digit number followed by some text. The number is intended for use by automata to determine what state to enter next. The text is meant for human us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9T23:11:41.973567931</meta:creation-date>
    <dc:date>2019-04-20T18:57:00.328038541</dc:date>
    <meta:editing-duration>PT34M41S</meta:editing-duration>
    <meta:editing-cycles>9</meta:editing-cycles>
    <meta:generator>LibreOffice/6.0.7.3$Linux_X86_64 LibreOffice_project/00m0$Build-3</meta:generator>
    <meta:document-statistic meta:table-count="0" meta:image-count="0" meta:object-count="1" meta:page-count="2" meta:paragraph-count="22" meta:word-count="458" meta:character-count="2873" meta:non-whitespace-character-count="24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8cm"/>
    </style:style>
    <style:style style:name="gr2" style:family="graphic" style:parent-style-name="standard">
      <style:graphic-properties draw:marker-start="Arrow" draw:marker-end="Circle" draw:textarea-vertical-align="middle"/>
    </style:style>
    <style:style style:name="gr3" style:family="graphic" style:parent-style-name="standard">
      <style:graphic-properties draw:marker-start="Arrow" draw:marker-end="Arrow"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3cm" svg:height="2.4cm" svg:x="1.8cm" svg:y="2.6cm">
          <text:p text:style-name="P1">Mail </text:p>
          <text:p text:style-name="P1">System</text:p>
          <draw:enhanced-geometry svg:viewBox="0 0 21600 21600" draw:type="rectangle" draw:enhanced-path="M 0 0 L 21600 0 21600 21600 0 21600 0 0 Z N"/>
        </draw:custom-shape>
        <draw:custom-shape draw:style-name="gr1" draw:text-style-name="P1" xml:id="id2" draw:id="id2" draw:layer="layout" svg:width="3.3cm" svg:height="2.4cm" svg:x="6.2cm" svg:y="2.6cm">
          <text:p text:style-name="P1">Receiver</text:p>
          <text:p text:style-name="P1">MTP</text:p>
          <draw:enhanced-geometry svg:viewBox="0 0 21600 21600" draw:type="rectangle" draw:enhanced-path="M 0 0 L 21600 0 21600 21600 0 21600 0 0 Z N"/>
        </draw:custom-shape>
        <draw:custom-shape draw:style-name="gr1" draw:text-style-name="P1" xml:id="id3" draw:id="id3" draw:layer="layout" svg:width="3.3cm" svg:height="2.4cm" svg:x="10.4cm" svg:y="2.7cm">
          <text:p text:style-name="P1">Sender </text:p>
          <text:p text:style-name="P1">MTP</text:p>
          <draw:enhanced-geometry svg:viewBox="0 0 21600 21600" draw:type="rectangle" draw:enhanced-path="M 0 0 L 21600 0 21600 21600 0 21600 0 0 Z N"/>
        </draw:custom-shape>
        <draw:custom-shape draw:style-name="gr1" draw:text-style-name="P1" xml:id="id4" draw:id="id4" draw:layer="layout" svg:width="3.3cm" svg:height="2.4cm" svg:x="14.5cm" svg:y="2.8cm">
          <text:p text:style-name="P1">Mail </text:p>
          <text:p text:style-name="P1">System</text:p>
          <draw:enhanced-geometry svg:viewBox="0 0 21600 21600" draw:type="rectangle" draw:enhanced-path="M 0 0 L 21600 0 21600 21600 0 21600 0 0 Z N"/>
        </draw:custom-shape>
        <draw:connector draw:style-name="gr2" draw:text-style-name="P1" draw:layer="layout" svg:x1="5.1cm" svg:y1="3.8cm" svg:x2="6.2cm" svg:y2="3.8cm" draw:start-shape="id1" draw:end-shape="id2" svg:d="M5100 3800h1100" svg:viewBox="0 0 1101 1">
          <text:p/>
        </draw:connector>
        <draw:connector draw:style-name="gr3" draw:text-style-name="P1" draw:layer="layout" svg:x1="7.85cm" svg:y1="2.6cm" svg:x2="12.05cm" svg:y2="2.7cm" draw:start-shape="id2" draw:end-shape="id3" svg:d="M7850 2600v-501h4200v601" svg:viewBox="0 0 4201 602">
          <text:p/>
        </draw:connector>
        <draw:connector draw:style-name="gr3" draw:text-style-name="P1" draw:layer="layout" svg:x1="13.7cm" svg:y1="3.9cm" svg:x2="14.5cm" svg:y2="4cm" draw:start-shape="id3" draw:start-glue-point="1" draw:end-shape="id4" draw:end-glue-point="3" svg:d="M13700 3900h400v100h400" svg:viewBox="0 0 801 1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